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6cm" fo:margin-left="-0.016cm" table:align="left"/>
    </style:style>
    <style:style style:name="Table1.A" style:family="table-column">
      <style:table-column-properties style:column-width="0.499cm"/>
    </style:style>
    <style:style style:name="Table1.F" style:family="table-column">
      <style:table-column-properties style:column-width="14.52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PL-Heading">
      <style:text-properties officeooo:rsid="000b9d4b" officeooo:paragraph-rsid="000c4dc2"/>
    </style:style>
    <style:style style:name="P2" style:family="paragraph" style:parent-style-name="PL-Biblio">
      <style:text-properties officeooo:paragraph-rsid="0012f085"/>
    </style:style>
    <style:style style:name="P3" style:family="paragraph" style:parent-style-name="PL-Biblio">
      <style:text-properties officeooo:paragraph-rsid="0013c544"/>
    </style:style>
    <style:style style:name="P4" style:family="paragraph" style:parent-style-name="PL-Biblio">
      <style:text-properties fo:font-weight="bold" officeooo:paragraph-rsid="0013c544" style:font-weight-asian="bold" style:font-weight-complex="bold"/>
    </style:style>
    <style:style style:name="P5" style:family="paragraph" style:parent-style-name="PL-Biblio">
      <style:text-properties fo:font-weight="normal" style:font-weight-asian="normal" style:font-weight-complex="normal"/>
    </style:style>
    <style:style style:name="P6" style:family="paragraph" style:parent-style-name="PL-Biblio">
      <style:paragraph-properties fo:background-color="#00ffff">
        <style:background-image/>
      </style:paragraph-properties>
    </style:style>
    <style:style style:name="P7" style:family="paragraph" style:parent-style-name="PL-Biblio">
      <style:paragraph-properties fo:background-color="#00ffff">
        <style:background-image/>
      </style:paragraph-properties>
      <style:text-properties officeooo:paragraph-rsid="0013c544"/>
    </style:style>
    <style:style style:name="P8" style:family="paragraph" style:parent-style-name="PL-Biblio">
      <style:paragraph-properties fo:background-color="#00ffff">
        <style:background-image/>
      </style:paragraph-properties>
      <style:text-properties fo:font-weight="normal" style:font-weight-asian="normal" style:font-weight-complex="normal"/>
    </style:style>
    <style:style style:name="P9" style:family="paragraph" style:parent-style-name="PL-Biblio">
      <style:paragraph-properties fo:background-color="#ffff00">
        <style:background-image/>
      </style:paragraph-properties>
    </style:style>
    <style:style style:name="P10" style:family="paragraph" style:parent-style-name="PL-Biblio">
      <style:paragraph-properties fo:background-color="#ffff00">
        <style:background-image/>
      </style:paragraph-properties>
      <style:text-properties officeooo:paragraph-rsid="001328d5"/>
    </style:style>
    <style:style style:name="P11" style:family="paragraph" style:parent-style-name="PL-Biblio">
      <style:paragraph-properties fo:background-color="#ffff00">
        <style:background-image/>
      </style:paragraph-properties>
      <style:text-properties officeooo:paragraph-rsid="0013c544"/>
    </style:style>
    <style:style style:name="P12" style:family="paragraph" style:parent-style-name="PL-Biblio">
      <style:paragraph-properties fo:background-color="#ffff00">
        <style:background-image/>
      </style:paragraph-properties>
      <style:text-properties fo:font-weight="normal" officeooo:paragraph-rsid="0013c544" style:font-weight-asian="normal" style:font-weight-complex="normal"/>
    </style:style>
    <style:style style:name="P13" style:family="paragraph" style:parent-style-name="PL-Biblio">
      <style:paragraph-properties fo:background-color="#ff00ff">
        <style:background-image/>
      </style:paragraph-properties>
    </style:style>
    <style:style style:name="P14" style:family="paragraph" style:parent-style-name="PL-Biblio">
      <style:paragraph-properties fo:background-color="#ff00ff">
        <style:background-image/>
      </style:paragraph-properties>
      <style:text-properties officeooo:paragraph-rsid="0013c544"/>
    </style:style>
    <style:style style:name="P15" style:family="paragraph" style:parent-style-name="PL-Biblio">
      <style:paragraph-properties fo:background-color="#ff00ff">
        <style:background-image/>
      </style:paragraph-properties>
      <style:text-properties fo:font-weight="normal" officeooo:paragraph-rsid="0013c544" style:font-weight-asian="normal" style:font-weight-complex="normal"/>
    </style:style>
    <style:style style:name="P16" style:family="paragraph" style:parent-style-name="PL-Biblio">
      <style:paragraph-properties fo:background-color="#000000">
        <style:background-image/>
      </style:paragraph-properties>
    </style:style>
    <style:style style:name="P17" style:family="paragraph" style:parent-style-name="PL-Biblio">
      <style:paragraph-properties fo:background-color="#000000">
        <style:background-image/>
      </style:paragraph-properties>
      <style:text-properties fo:font-weight="normal" style:font-weight-asian="normal" style:font-weight-complex="normal"/>
    </style:style>
    <style:style style:name="P18" style:family="paragraph" style:parent-style-name="PL-Biblio">
      <style:paragraph-properties fo:background-color="transparent">
        <style:background-image/>
      </style:paragraph-properties>
    </style:style>
    <style:style style:name="P19" style:family="paragraph" style:parent-style-name="PL-Biblio">
      <style:paragraph-properties fo:background-color="transparent">
        <style:background-image/>
      </style:paragraph-properties>
      <style:text-properties fo:font-weight="bold" officeooo:paragraph-rsid="0013c544" style:font-weight-asian="bold" style:font-weight-complex="bold"/>
    </style:style>
    <style:style style:name="P20" style:family="paragraph" style:parent-style-name="PL-Biblio">
      <style:paragraph-properties fo:background-color="#c0c0c0">
        <style:background-image/>
      </style:paragraph-properties>
    </style:style>
    <style:style style:name="P21" style:family="paragraph" style:parent-style-name="PL-Biblio">
      <style:paragraph-properties fo:background-color="#c0c0c0">
        <style:background-image/>
      </style:paragraph-properties>
      <style:text-properties officeooo:paragraph-rsid="0013c544"/>
    </style:style>
    <style:style style:name="P22" style:family="paragraph" style:parent-style-name="PL-Biblio">
      <style:paragraph-properties fo:background-color="#c0c0c0">
        <style:background-image/>
      </style:paragraph-properties>
      <style:text-properties fo:font-weight="normal" officeooo:paragraph-rsid="0013c544" style:font-weight-asian="normal" style:font-weight-complex="normal"/>
    </style:style>
    <style:style style:name="T1" style:family="text">
      <style:text-properties fo:font-style="italic"/>
    </style:style>
    <style:style style:name="T2" style:family="text">
      <style:text-properties officeooo:rsid="001328d5"/>
    </style:style>
    <style:style style:name="T3" style:family="text">
      <style:text-properties officeooo:rsid="0013c5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y</text:p>
      <text:p text:style-name="PL-Paragraph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2"><text:span text:style-name="T3"/></text:p>
          </table:table-cell>
          <table:table-cell table:style-name="Table1.A1" table:number-columns-spanned="5" office:value-type="string">
            <text:p text:style-name="P19"><text:span text:style-name="T3">Methodology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/>
          </table:table-cell>
          <table:table-cell table:style-name="Table1.A1" office:value-type="string">
            <text:p text:style-name="P17"/>
          </table:table-cell>
          <table:table-cell table:style-name="Table1.A1" table:number-columns-spanned="4" office:value-type="string">
            <text:p text:style-name="P4"><text:span text:style-name="T3">Open Source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3" office:value-type="string">
            <text:p text:style-name="P4"><text:span text:style-name="T3">Simulation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5"/>
          </table:table-cell>
          <table:table-cell table:style-name="Table1.A1" table:number-columns-spanned="2" office:value-type="string">
            <text:p text:style-name="P4"><text:span text:style-name="T3">Interface</text:span></text:p>
          </table:table-cell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8"/>
          </table:table-cell>
          <table:table-cell table:style-name="Table1.A5" office:value-type="string">
            <text:p text:style-name="P4"><text:span text:style-name="T3">Code</text:span>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1" office:value-type="string">
            <text:p text:style-name="P2">Adkins, L., &amp; Lury, C. (2012). <text:span text:style-name="T1">Measure and Value</text:span>. Wiley-Blackwell.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1" office:value-type="string">
            <text:p text:style-name="PL-Biblio">Alan Irwin. (1995). <text:span text:style-name="T1">Citizen Science: A Study of People, Expertise, and Sustainable Development</text:span>. Burns &amp; Oates.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6"/>
          </table:table-cell>
          <table:table-cell table:style-name="Table1.A1" office:value-type="string">
            <text:p text:style-name="PL-Biblio">Alexander, C. (1964). <text:span text:style-name="T1">Notes on the Synthesis of Form.</text:span> Harvard University Press.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6"/>
          </table:table-cell>
          <table:table-cell table:style-name="Table1.A1" office:value-type="string">
            <text:p text:style-name="PL-Biblio">Alexander, C. (1978). <text:span text:style-name="T1">A Pattern Language: Towns, Buildings, Construction</text:span>. OUP USA.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1" office:value-type="string">
            <text:p text:style-name="PL-Biblio">Award-winning game 140 tests player’s rhythmic ability (Wired UK). (n.d.). <text:span text:style-name="T1">Wired UK</text:span>. Retrieved April 4, 2013, from http://www.wired.co.uk/news/archive/2013-04/2/140-game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1" office:value-type="string">
            <text:p text:style-name="PL-Biblio">Barad, K. (2007). <text:span text:style-name="T1">Meeting the Universe Halfway: Quantum Physics and the Entanglement of Matter and Meaning</text:span>. Duke University Press.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L-Biblio"/>
          </table:table-cell>
          <table:table-cell table:style-name="Table1.A1" office:value-type="string">
            <text:p text:style-name="PL-Biblio">Bateson, G. (1972). <text:span text:style-name="T1">Steps to an ecology of mind</text:span>. New York: Ballantyne Books.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L-Biblio"/>
          </table:table-cell>
          <table:table-cell table:style-name="Table1.A1" office:value-type="string">
            <text:p text:style-name="PL-Biblio">Bateson, G. (1980). <text:span text:style-name="T1">Mind and nature : a necessary unity</text:span>. London: Fontana.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1" office:value-type="string">
            <text:p text:style-name="PL-Biblio">Beane, S. R., Davoudi, Z., &amp; Savage, M. J. (2012). Constraints on the Universe as a Numerical Simulation. <text:span text:style-name="T1">arXiv:1210.1847</text:span>. Retrieved from http://arxiv.org/abs/1210.1847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1" office:value-type="string">
            <text:p text:style-name="PL-Biblio">BeetBox uses Raspberry Pi to turn veggies into drumkit (Wired UK). (n.d.). <text:span text:style-name="T1">Wired UK</text:span>. Retrieved December 20, 2012, from http://www.wired.co.uk/news/archive/2012-12/20/beetbox-vegetable-drumkit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6"/>
          </table:table-cell>
          <table:table-cell table:style-name="Table1.A1" office:value-type="string">
            <text:p text:style-name="PL-Biblio">Berry, D. M. (n.d.). FCJ-086 A Contribution Towards A Grammar of Code. Retrieved September 13, 2013, from http://thirteen.fibreculturejournal.org/fcj-086-a-contribution-towards-a-grammar-of-code/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1" office:value-type="string">
            <text:p text:style-name="PL-Biblio">Big Ideas: Put digital displays on contact lenses (Wired UK). (n.d.). <text:span text:style-name="T1">Wired UK</text:span>. Retrieved April 4, 2013, from http://www.wired.co.uk/magazine/archive/2013/03/big-ideas/put-digital-displays-on-contact-lenses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1" office:value-type="string">
            <text:p text:style-name="PL-Biblio"><text:span text:style-name="T1">Blu Dot Real Good Experiment</text:span>. (2009). Retrieved from http://vimeo.com/8201309</text:p>
          </table:table-cell>
        </table:table-row>
        <table:table-row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L-Biblio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L-Biblio"/>
          </table:table-cell>
          <table:table-cell table:style-name="Table1.A1" office:value-type="string">
            <text:p text:style-name="PL-Biblio">Braidotti, R. (2006). <text:span text:style-name="T1">Transpositions : on nomadic ethics</text:span>. Cambridge: Polity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Braidotti, R. (2013). <text:span text:style-name="T1">The Posthuman</text:span>. Polity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Busch, O. V., &amp; Palms, K. (2006). <text:span text:style-name="T1">Abstract Hacktivism: The Making of a Hacker Culture</text:span>. Skyscraper Digital Pub Limited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CarbonBuzz. (n.d.). Retrieved July 24, 2013, from http://www.carbonbuzz.org/index.jsp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>Codev2:Lawrence Lessig. (n.d.). Retrieved July 25, 2013, from http://codev2.cc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Cosmic rays offer clue our universe could be a computer simulation (Wired UK). (n.d.). <text:span text:style-name="T1">Wired UK</text:span>. Retrieved October 13, 2012, from http://www.wired.co.uk/news/archive/2012-10/11/universe-computer-simulation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Create personal weather reports with an auto-tweeting weather meter (Wired UK). (n.d.). <text:span text:style-name="T1">Wired UK</text:span>. Retrieved October 31, 2012, from http://www.wired.co.uk/news/archive/2012-10/30/monitoring-hurricanes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CTheory.net. (n.d.). Retrieved November 6, 2012, from http://www.ctheory.net/articles.aspx?id=74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<text:span text:style-name="T1">Dawkins: Science, “It Works, Bitches!”</text:span> (2013). Retrieved from http://www.youtube.com/watch?v=Wch4ekOEwaA&amp;feature=youtube_gdata_player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DeLanda, M. (2006). <text:span text:style-name="T1">A New Philosophy of Society: Assemblage Theory and Social Complexity</text:span>. Continuum.</text:p>
          </table:table-cell>
        </table:table-row>
        <text:soft-page-break/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DeLanda, M. (2005). <text:span text:style-name="T1">Intensive Science and Virtual Philosophy</text:span>. Continuum International Pub Group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DeLanda, M. (2011). <text:span text:style-name="T1">Philosophy and Simulation: The Emergence of Synthetic Reason</text:span>. Continuum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Deleuze, G. (2004). <text:span text:style-name="T1">A thousand plateaus : capitalism and schizophrenia</text:span>. London: Continuum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Designer publishes collection of developer-written “code poems” (Wired UK). (n.d.). <text:span text:style-name="T1">Wired UK</text:span>. Retrieved October 13, 2012, from http://www.wired.co.uk/news/archive/2012-10/12/code-poems-book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Deus Ex and the future of freedom. (2011, August 24). <text:span text:style-name="T1">the Guardian</text:span>. Retrieved October 31, 2012, from http://www.guardian.co.uk/technology/gamesblog/2011/aug/24/deus-ex-future-of-freedom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Dick, P. K. (1999). <text:span text:style-name="T1">A Scanner Darkly</text:span> (New Ed.). Gollancz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Dick, P. K. (2007). <text:span text:style-name="T1">Do Androids Dream Of Electric Sheep?</text:span> (New Ed.). Gollancz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Dodge, M., &amp; Kitchin, R. (2007). “Outlines of a world coming into existence”: pervasive computing and the ethics of forgetting. <text:span text:style-name="T1">Environment and Planning B: Planning and Design</text:span>, <text:span text:style-name="T1">34</text:span>(3), 431 – 445. doi:10.1068/b32041t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Edifice Maps. (n.d.). Retrieved July 31, 2013, from http://edifice.opencityapps.org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Electronic brain hacks are turning insects into robotic helpers (Wired UK). (n.d.). <text:span text:style-name="T1">Wired UK</text:span>. Retrieved December 4, 2012, from http://www.wired.co.uk/news/archive/2012-12/04/insect-mind-control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Emily Monosson – Robot evolution. (n.d.). <text:span text:style-name="T1">Aeon Magazine</text:span>. Retrieved June 12, 2013, from http://www.aeonmagazine.com/nature-and-cosmos/emily-monosson-robot-evolution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Engeli, M. (2001). <text:span text:style-name="T1">Bits and Spaces: CAAD for Physiscal, Virtual and Hybrid Architecture at ETH Zurich</text:span> (1st ed.). Birkhäuser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“E-puck” robot swarm moves objects with minimum of information (Wired UK). (n.d.). <text:span text:style-name="T1">Wired UK</text:span>. Retrieved April 4, 2013, from http://www.wired.co.uk/news/archive/2013-04/1/cooperative-robot-swarm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Eric Paulos. (n.d.). Retrieved July 25, 2013, from http://www.paulos.net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Fuller, M. (2003). <text:span text:style-name="T1">Behind the blip: essays on the culture of software</text:span>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Fuller, M. (2007). <text:span text:style-name="T1">Media Ecologies: Materialist Energies in Art and Technoculture</text:span>. MIT Press (MA)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Fuller, M. (2008). <text:span text:style-name="T1">Software Studies: A Lexicon</text:span>. The MIT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Gabrys, J. (2010). <text:span text:style-name="T1">Digital Rubbish: A Natural History of Electronics</text:span>. The University of Michigan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Gibson, W. (1993). <text:span text:style-name="T1">Neuromancer</text:span>. London: Harper Collins Science Fiction &amp; Fantasy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Gibson, W., &amp; Sterling, B. (1996). <text:span text:style-name="T1">The Difference Engine</text:span>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GitHub Data | NetWords. (n.d.). Retrieved May 24, 2013, from http://labs.sapo.pt/networds/2012/05/09/github-data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Github explorer. (n.d.). Retrieved May 24, 2013, from http://lumberjaph.net/graph/2010/03/25/github-explorer.html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the great game, raouf haj yihya in liverpool. (n.d.). <text:span text:style-name="T1">notes from a fruit store</text:span>. Retrieved April 4, 2013, from http://notesfromafruitstore.net/2010/09/18/the-great-game-raouf-haj-yihya-in-liverpool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Guattari, F. (1995). <text:span text:style-name="T1">Chaosmosis: an ethico-aesthetic paradigm</text:span>. Sydney: Power Publ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Guattari, F., Pindar, I., &amp; Sutton, P. (2005). <text:span text:style-name="T1">The Three Ecologies</text:span>. Continuum International Pub Group.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acking, I. (1983). <text:span text:style-name="T1">Representing and intervening : introductory topics in the philosophy of natural science</text:span>. Cambridge: Cambridge University Press.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acking, I. (1999). <text:span text:style-name="T1">The social construction of what?</text:span> Cambridge, Mass; London: Harvard University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anna, S., Hesselgren, L., Gonzalez, V., &amp; Vargas, I. (2010). Beyond simulation (p. 1). ACM Press. doi:10.1145/1878537.1878727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araway, Donna J. (2003). <text:span text:style-name="T1">The Companion Species Manifesto: Dogs, People and Significant Otherness</text:span> (2nd ed.). University of Chicago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araway, Donna J. (2007). <text:span text:style-name="T1">When Species Meet</text:span>. University of Minnesota Press.</text:p>
          </table:table-cell>
        </table:table-row>
        <text:soft-page-break/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araway, Donna Jeanne. (1989). <text:span text:style-name="T1">Primate visions : gender, race, and nature in the world of modern science</text:span>. New York ; London: Routledge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araway, Donna Jeanne. (1991). <text:span text:style-name="T1">Simians, cyborgs and women : the reinvention of nature</text:span>. London: Free Association Book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araway, Donna Jeanne. (1997). <text:span text:style-name="T1">Modest_Witness@Second_Millennium.FemaleMan_Meets_OncoMouse : femin ism and technoscience</text:span>. New York ; London: Routledge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arding, S. G. (1991). <text:span text:style-name="T1">Whose science? Whose knowledge? : thinking from women’s lives</text:span>. Ithaca, NY: Cornell University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arding, S. G. (1998). <text:span text:style-name="T1">Is science multicultural? : postcolonialisms, feminisms, and epistemologies</text:span>. Bloomington, Ind: Indiana University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arding, S. G. (2008). <text:span text:style-name="T1">Sciences from below : feminisms, postcolonialisms, and modernities</text:span>. Durham, NC; London: Duke University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Hatnote Listen to Wikipedia. (n.d.). Retrieved August 21, 2013, from http://listen.hatnote.com/#nowelcomes,en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Hayles, K. (1999). <text:span text:style-name="T1">How We Became Posthuman: Virtual Bodies in Cybernetics, Literature and Informatics</text:span> (74th ed.). University of Chicago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Hayles, N. K. (2002). <text:span text:style-name="T1">Writing machines [...] [...]</text:span>. Cambridge, Mass [u.a.: MIT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Hayles, N. K. (2012). <text:span text:style-name="T1">How We Think: Digital Media and Contemporary Technogenesis</text:span>. University of Chicago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illier, B. (2007). <text:span text:style-name="T1">Space is the machine: a configurational theory of architecture</text:span>. London, UK: Space Syntax. Retrieved from http://discovery.ucl.ac.uk/3881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illier, B., Leaman, A., Stansall, P., &amp; Bedford, M. (1976). Space syntax. <text:span text:style-name="T1">Environment and Planning B: Planning and Design</text:span>, <text:span text:style-name="T1">3</text:span>(2), 147–185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ow to make balloon maps (Wired UK). (n.d.). <text:span text:style-name="T1">Wired UK</text:span>. Retrieved April 4, 2013, from http://www.wired.co.uk/magazine/archive/2013/03/how-to/how-to-make-balloon-maps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Hyde, R. (2012). <text:span text:style-name="T1">Future Practice: Conversations from the Edge of Architecture</text:span> (1st ed.). Routledge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If Things Can Talk, What Do They Say? If We Can Talk to Things, What Do We Say? | Electronic Book Review. (n.d.). Retrieved July 25, 2013, from http://www.electronicbookreview.com/thread/firstperson/voicechip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Issue #2: Bio/Hardware Hacking » Journal of Peer Production. (n.d.). Retrieved July 24, 2013, from http://peerproduction.net/issues/issue-2/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Istanbul Design Biennial - Adhocracy. (n.d.). Retrieved April 24, 2013, from http://istanbuldesignbiennial.iksv.org/adhocracy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Jasanoff, S. (2004). <text:span text:style-name="T1">States of Knowledge: The Co-Production of Science and the Social Order</text:span>. Routledge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Johnson, R., Gamma, E., Vlissides, J., &amp; Helm, R. (1995). <text:span text:style-name="T1">Design Patterns: Elements of Reusable Object-Oriented Software</text:span>. Addison-Wesley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Kitchin, R., &amp; Dodge, M. (2011). <text:span text:style-name="T1">Code/space software and everyday life</text:span>. Cambridge, Mass.: MIT Press. Retrieved from http://site.ebrary.com/id/10479192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Lash, S., &amp; Lury, C. (2007). <text:span text:style-name="T1">Global Culture Industry: The Mediation of Things</text:span> (1st ed.). Polity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Latour, B. (1987). <text:span text:style-name="T1">Science in action: how to follow scientists and engineers through society</text:span>. Cambridge, Mass.: Harvard University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Latour, B. (1993). <text:span text:style-name="T1">We have never been modern</text:span>. London: Harvester Wheatsheaf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Latour, B. (2004). <text:span text:style-name="T1">Politics of nature : how to bring the sciences into democracy</text:span>. Cambridge, Mass: Harvard University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Latour, B., Weibel, P., (Exhibition), M. T. P. A. of D., &amp; Karlsruhe, Z. für K. und M. (2005). <text:span text:style-name="T1">Making things public : atmospheres of democracy</text:span>. Cambridge, Mass; London: MIT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Latour, B., &amp; Woolgar, S. (1986). <text:span text:style-name="T1">Laboratory Life: The Construction of Scientific Facts</text:span>. (J. Salk, Ed.) (Reprint.). <text:soft-page-break/>Princeton University Press.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Law, J. (2004). <text:span text:style-name="T1">After Method: Mess in Social Science Research</text:span>. Psychology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Lord of the Files: How GitHub Tamed Free Software (And More) | Wired Enterprise | Wired.com. (n.d.). <text:span text:style-name="T1">Wired Enterprise</text:span>. Retrieved March 11, 2013, from http://www.wired.com/wiredenterprise/2012/02/github/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Lury, C., &amp; Wakeford, N. (Eds.). (2012). <text:span text:style-name="T1">Inventive Methods: The Happening of the Social</text:span>. Routledge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Mackenzie, A. (2006). <text:span text:style-name="T1">Cutting code: software and sociality</text:span>. New York: Peter Lang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MacKenzie, D. A., &amp; Wajcman, J. (1999). <text:span text:style-name="T1">The social shaping of technology [...] [...]</text:span>. Buckingham [u.a.: Open University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Magical Maths « How Japanese Kids Learn To Multiply – Amazing, No Need to Learn Japanese. (n.d.). <text:span text:style-name="T1">magicalmaths</text:span>. Retrieved April 10, 2013, from http://www.magicalmaths.org/how-japanese-kids-learn-to-multiply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Manifesto for Agile Software Development. (n.d.). Retrieved August 7, 2013, from http://agilemanifesto.org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Shepard. (2011). <text:span text:style-name="T1">Sentient City: Ubiquitous Computing, Architecture, and the Future of Urban Space</text:span>. MIT Press (MA).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Marres, N. (2012). <text:span text:style-name="T1">Material Participation: Technology, the Environment and Everyday Publics</text:span>. Palgrave Macmillan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Maturana, H. R., &amp; Varela, F. J. (1991). <text:span text:style-name="T1">Autopoiesis and Cognition: The Realization of the Living</text:span> (Softcover reprint of the original 1st ed. 1980.). Springer.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McCullough, M. (2007). New media urbanism: grounding ambient information technology. <text:span text:style-name="T1">Environment and Planning B: Planning and Design</text:span>, <text:span text:style-name="T1">34</text:span>(3), 383 – 395. doi:10.1068/b32038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Mieville, C. (2011). <text:span text:style-name="T1">The City &amp; The City</text:span>. Pan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Mieville, C. (2012). <text:span text:style-name="T1">Embassytown</text:span>. Pan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Miller, C. A., &amp; Edwards, P. N. (2001). <text:span text:style-name="T1">Changing the Atmosphere: Expert Knowledge and Environmental Governance</text:span>. MIT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Mitchell, W. J. (1995). <text:span text:style-name="T1">City of bits : space, place and the infobahn</text:span>. Cambridge, Mass; London: MIT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Mitchell, W. J. (2003). <text:span text:style-name="T1">Me[plus plus] : the cyborg self and the networked city</text:span>. Cambridge, Mass; London: MIT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Myers, D. (2010). <text:span text:style-name="T1">Play redux : the form of computer games</text:span>. Retrieved from http://hdl.handle.net/2027/spo.7933339.0001.001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Nash, A. (n.d.). FCJ-148 Affect and the Medium of Digital Data. Retrieved September 13, 2013, from http://twentyone.fibreculturejournal.org/fcj-148-affect-and-the-medium-of-digital-data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Opensource Architecture. (2013, April 20). In <text:span text:style-name="T1">Wikipedia, the free encyclopedia</text:span>. Retrieved from http://en.wikipedia.org/w/index.php?title=Opensource_Architecture&amp;oldid=550529455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Páez, S. M., Lama, J. P. D., &amp; Andrade, L. H. (2012). <text:span text:style-name="T1">Wikiplaza: Request for Comments</text:span>. Actarbirkhauser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Pask, G. (1961). <text:span text:style-name="T1">An approach to cybernetics.</text:span> London: Hutchinson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Pask, G. (1975). <text:span text:style-name="T1">The cybernetics of human learning and performance : a guide to theory and research</text:span>. London: Hutchinson Educational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Penn, A., &amp; Turner, A. (2001). Space syntax based agent simulation. In <text:span text:style-name="T1">Presented at: 1st International Conference on Pedestrian and Evacuation Dynamics, University of Duisburg, Germany. (2001)</text:span>. Presented at the 1st International Conference on Pedestrian and Evacuation Dynamics, University of Duisburg, Germany. Retrieved from http://discovery.ucl.ac.uk/2027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Penn, Alan. (2003). Space Syntax And Spatial Cognition Or Why the Axial Line? <text:span text:style-name="T1">Environment and Behavior</text:span>, <text:span text:style-name="T1">35</text:span>(1), 30–65. doi:10.1177/0013916502238864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Pickering, A. (2011). <text:span text:style-name="T1">The Cybernetic Brain: Sketches of Another Future</text:span>. University of Chicago Press.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Plant, S. (1998). <text:span text:style-name="T1">Zeros + ones : digital women + the new technoculture</text:span>. London: Fourth Estate.</text:p>
          </table:table-cell>
        </table:table-row>
        <text:soft-page-break/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Prigogine, I., &amp; Stengers, I. (1985). <text:span text:style-name="T1">Order out of chaos: man’s new dialogue with nature</text:span>.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Public Lab: a DIY environmental science community. (n.d.). Retrieved July 31, 2013, from http://publiclab.org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QUELSOLAAR:COM : Love - Online Procedural Adventiure Game. (n.d.). Retrieved October 31, 2012, from http://www.quelsolaar.com/love/index.html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Resnick, M. (1997). <text:span text:style-name="T1">Turtles, Termites, and Traffic Jams: Explorations in Massively Parallel Microworlds</text:span>. The MIT Press.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Robinson, R., Rittenbruch, M., Foth, M., Filonik, D., &amp; Viller, S. (2012). Street Computing: Towards an Integrated Open Data Application Programming Interface (API) for Cities. <text:span text:style-name="T1">Journal of Urban Technology</text:span>, <text:span text:style-name="T1">19</text:span>(2), 1–23. doi:10.1080/10630732.2012.698064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Sign at Bar Reads “Google Glass Is Banned On These Premises.” (n.d.). <text:span text:style-name="T1">Laughing Squid</text:span>. Retrieved July 24, 2013, from http://laughingsquid.com/sign-at-bar-reads-google-glass-is-banned-on-these-premises/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Shepard, <text:span text:style-name="T2">M. </text:span>(2011). <text:span text:style-name="T1">Sentient City: Ubiquitous Computing, Architecture, and the Future of Urban Space</text:span>. MIT Press (MA).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Situated Technologies |. (n.d.). Retrieved November 6, 2012, from http://www.situatedtechnologies.net/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Spuybroek, L., &amp; Lang, B. (2000). <text:span text:style-name="T1">Weight of the Image: Masterclass NAi 1999</text:span>. NAI Publisher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Stengers, I. (1997). <text:span text:style-name="T1">Power and Invention: Situating Science</text:span>. (P. Bains, Trans.). University of Minnesota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Stengers, I. (2000). <text:span text:style-name="T1">The Invention of Modern Science</text:span>. (D. W. Smith, Trans.). University of Minnesota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Stengers, I. (2010). <text:span text:style-name="T1">Cosmopolitics I : I. the science wars, II. the invention of mechanics, III. thermodynamics</text:span>. Minneapolis, Minn: University of Minnesota Press ; Bristol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Stengers, I. (2011). <text:span text:style-name="T1">Cosmopolitics II</text:span>. Minneapolis, Minn; London: University of Minnesota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Sterling, B. (2005). <text:span text:style-name="T1">Shaping Things</text:span>. MIT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Study: brainless robots swarm just like animals (Wired UK). (n.d.). <text:span text:style-name="T1">Wired UK</text:span>. Retrieved March 15, 2013, from http://www.wired.co.uk/news/archive/2013-03/15/robot-swarms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Terry, J. (1997). <text:span text:style-name="T1">Processed Lives: Gender and Technology in Everyday Life</text:span>. Routledge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The dumbing-down of programming. (n.d.). Retrieved March 20, 2013, from http://www.salon.com/1998/05/13/feature_320/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The GitHub generation: why we’re all in open source now (Wired UK). (n.d.). <text:span text:style-name="T1">Wired UK</text:span>. Retrieved March 11, 2013, from http://www.wired.co.uk/news/archive/2013-03/11/github-democracy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The virtual adventures of a blogging ship propelled by weather data (Wired UK). (n.d.). <text:span text:style-name="T1">Wired UK</text:span>. Retrieved February 6, 2013, from http://www.wired.co.uk/news/archive/2013-02/05/ship-adrift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This Old (Open Source) House: Man Renovates Home on GitHub | Wired Enterprise | Wired.com. (n.d.). <text:span text:style-name="T1">Wired Enterprise</text:span>. Retrieved March 11, 2013, from http://www.wired.com/wiredenterprise/2013/01/this-old-house/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Thought Experiment: Build a Supercomputer Replica of the Human Brain | Wired Science | Wired.com. (n.d.). <text:span text:style-name="T1">Wired Science</text:span>. Retrieved May 15, 2013, from http://www.wired.com/wiredscience/2013/05/neurologist-markam-human-brain/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Ullman, E. (2013). <text:span text:style-name="T1">Close to the Machine: Technophilia and its Discontents</text:span> (First.). Pushkin Press.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Urban Computing and its Discontents | Situated Technologies. (n.d.). Retrieved November 6, 2012, from http://www.situatedtechnologies.net/?q=node/77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L-Biblio">Urban Probes. (n.d.). Retrieved July 25, 2013, from http://www.urban-atmospheres.net/UrbanProbes/index.htm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L-Biblio">Urban Versioning System 1.0 | Situated Technologies. (n.d.). Retrieved May 28, 2013, from http://www.situatedtechnologies.net/?q=node/85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Verran, H. (2001). <text:span text:style-name="T1">Science and an African Logic</text:span> (2nd ed.). University of Chicago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Virtual Reality Allows Adults to See World Through a Child’s Eyes - Wired Science. (n.d.). <text:span text:style-name="T1">Wired Science</text:span>. Retrieved July 17, 2013, from http://www.wired.com/wiredscience/2013/07/virtual-reality-perspective/</text:p>
          </table:table-cell>
        </table:table-row>
        <text:soft-page-break/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>Wall, L. (2000). <text:span text:style-name="T1">Programming Perl</text:span> (3rd ed.). Beijing ; Cambridge, Mass: O’Reilly.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>Wall, L. (n.d.). Perl, the first postmodern computer language. Retrieved March 20, 2013, from http://www.wall.org/~larry/pm.html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Watch: A Hidden Camera Captures A Package’s Hidden Journey. (n.d.). <text:span text:style-name="T1">Co.Design</text:span>. Retrieved April 4, 2013, from http://www.fastcodesign.com/1672262/watch-a-hidden-camera-captures-a-packages-hidden-journey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Weber, S. (2004). <text:span text:style-name="T1">The success of open source [...] [...]</text:span>. Cambridge, Mass. [u.a.: Harvard Univ.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Whitehead, A. N. (1929). <text:span text:style-name="T1">Process and reality : an essay in cosmology.</text:span> Cambridge: Cambridge University 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Wiener, N. (1961). <text:span text:style-name="T1">Cybernetics, or, Control and communication in the animal and the machine</text:span> (2nd ed.). Cambridge Mass: MITPress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Woolgar, S. (1988). <text:span text:style-name="T1">Science : the very idea</text:span>. Chichester: Ellis Horwood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Woolgar, S. (2002). <text:span text:style-name="T1">Virtual society? : technology, cyberbole, reality</text:span>. Oxford: Oxford University Press.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Yaneva, A. (2012). <text:span text:style-name="T1">Mapping Controversies in Architecture</text:span>. Ashgate.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“<text:span text:style-name="T1">Yeah Science Bitch!!” {MEME}</text:span>. (2013). Retrieved from http://www.youtube.com/watch?v=Dbt-OfbQTpw&amp;feature=youtube_gdata_player</text:p>
          </table:table-cell>
        </table:table-row>
        <table:table-row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Yeah Science, Bitch | Know Your Meme. (n.d.). <text:span text:style-name="T1">Know Your Meme</text:span>. Retrieved July 18, 2013, from http://knowyourmeme.com/memes/yeah-science-bitch</text:p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/>
          </table:table-cell>
          <table:table-cell table:style-name="Table1.A1" office:value-type="string">
            <text:p text:style-name="PL-Biblio">Your Startup’s Legal Docs: Now on GitHub | Wired Enterprise | Wired.com. (n.d.). <text:span text:style-name="T1">Wired Enterprise</text:span>. Retrieved March 11, 2013, from http://www.wired.com/wiredenterprise/2013/03/series-seed/</text:p>
          </table:table-cell>
        </table:table-row>
      </table:table>
      <text:p text:style-name="PL-Bibli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-Paragraph" style:family="paragraph" style:parent-style-name="Text_20_body">
      <style:paragraph-properties fo:margin-left="0cm" fo:margin-right="2cm" fo:line-height="100%" fo:text-indent="0cm" style:auto-text-indent="false"/>
      <style:text-properties style:font-name="Calibri" fo:font-size="10pt" style:font-size-asian="10pt" style:font-size-complex="10pt"/>
    </style:style>
    <style:style style:name="PL-Biblio" style:family="paragraph" style:parent-style-name="PL-Paragraph">
      <style:paragraph-properties fo:margin-left="0cm" fo:margin-right="0cm" fo:margin-top="0cm" fo:margin-bottom="0.101cm" style:contextual-spacing="false" fo:text-indent="0cm" style:auto-text-indent="false"/>
      <style:text-properties fo:font-size="9pt"/>
    </style:style>
    <style:style style:name="PL-Heading" style:family="paragraph" style:parent-style-name="PL-Paragraph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Arial1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17:23:59.47</meta:creation-date>
    <dc:date>2013-09-26T10:28:17.28</dc:date>
    <meta:editing-duration>PT2H8M53S</meta:editing-duration>
    <meta:editing-cycles>7</meta:editing-cycles>
    <meta:generator>LibreOffice/4.0.5.2$Windows_x86 LibreOffice_project/5464147a081647a250913f19c0715bca595af2f</meta:generator>
    <meta:document-statistic meta:table-count="1" meta:image-count="0" meta:object-count="0" meta:page-count="6" meta:paragraph-count="150" meta:word-count="2296" meta:character-count="18241" meta:non-whitespace-character-count="16094"/>
  </office:meta>
</office:document-meta>
</file>